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ea43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5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&gt;8" style:apply-style-name="ConditionalStyle_5f_1" style:base-cell-address="Sheet1.I2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8" style:apply-style-name="ConditionalStyle_5f_1" style:base-cell-address="Sheet1.I29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a de início:</text:p>
          </table:table-cell>
          <table:table-cell table:style-name="ce10" office:value-type="date" office:date-value="2022-08-29" calcext:value-type="date">
            <text:p>29/08/2022</text:p>
          </table:table-cell>
          <table:table-cell/>
          <table:table-cell table:style-name="ce1" office:value-type="string" calcext:value-type="string">
            <text:p>Data atual:</text:p>
          </table:table-cell>
          <table:table-cell table:style-name="ce19" table:formula="of:=TODAY()" office:value-type="date" office:date-value="2022-09-16" calcext:value-type="date">
            <text:p>9/16/20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ração (d):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3"/>
          <table:table-cell>
            <draw:frame draw:z-index="0" draw:name="Chart 1" draw:style-name="gr1" draw:text-style-name="P1" svg:width="17.514cm" svg:height="9.815cm" svg:x="0.672cm" svg:y="0.19cm">
              <draw:object draw:notify-on-update-of-ranges="Sheet1.A6:Sheet1.A25 Sheet1.C4:Sheet1.C4 Sheet1.C5:Sheet1.C25 Sheet1.E4:Sheet1.E4 Sheet1.E5:Sheet1.E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a</text:p>
          </table:table-cell>
          <table:table-cell table:style-name="ce7" office:value-type="string" calcext:value-type="string">
            <text:p>Datas</text:p>
          </table:table-cell>
          <table:table-cell table:style-name="ce7" office:value-type="string" calcext:value-type="string">
            <text:p>Ideal (h)</text:p>
          </table:table-cell>
          <table:table-cell table:style-name="ce7" office:value-type="string" calcext:value-type="string">
            <text:p>Trabalhado (h)</text:p>
          </table:table-cell>
          <table:table-cell table:style-name="ce7" office:value-type="string" calcext:value-type="string">
            <text:p>Real (h)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3" table:formula="of:=[.B1]" office:value-type="date" office:date-value="2022-08-29" calcext:value-type="date">
            <text:p>29/08/2022</text:p>
          </table:table-cell>
          <table:table-cell table:style-name="ce9" table:formula="of:=SUM([.J29:.J1005])" office:value-type="float" office:value="86" calcext:value-type="float">
            <text:p>86</text:p>
          </table:table-cell>
          <table:table-cell table:style-name="ce9" table:formula="of:=SUMIF([.$K$29:.$K$1005];[.B5];[.$J$29:.$J$1005])" office:value-type="float" office:value="0" calcext:value-type="float">
            <text:p>0</text:p>
          </table:table-cell>
          <table:table-cell table:style-name="ce3" table:formula="of:=[.C5]-[.D5]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table:formula="of:=[.B5]+1" office:value-type="date" office:date-value="2022-08-30" calcext:value-type="date">
            <text:p>30/08/2022</text:p>
          </table:table-cell>
          <table:table-cell table:style-name="ce9" table:formula="of:=[.C5]-[.$C$5]/([.$B$2]-1)" office:value-type="float" office:value="81.7" calcext:value-type="float">
            <text:p>81,7</text:p>
          </table:table-cell>
          <table:table-cell table:style-name="ce9" table:formula="of:=SUMIF([.$K$29:.$K$1005];[.B6];[.$J$29:.$J$1005])" office:value-type="float" office:value="1" calcext:value-type="float">
            <text:p>1</text:p>
          </table:table-cell>
          <table:table-cell table:style-name="ce9" table:formula="of:=IF([.B6]&lt;=[.$E$1];[.E5]-[.D6];)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3" table:formula="of:=[.B6]+1" office:value-type="date" office:date-value="2022-08-31" calcext:value-type="date">
            <text:p>31/08/2022</text:p>
          </table:table-cell>
          <table:table-cell table:style-name="ce9" table:formula="of:=[.C6]-[.$C$5]/([.$B$2]-1)" office:value-type="float" office:value="77.4" calcext:value-type="float">
            <text:p>77,4</text:p>
          </table:table-cell>
          <table:table-cell table:style-name="ce9" table:formula="of:=SUMIF([.$K$29:.$K$1005];[.B7];[.$J$29:.$J$1005])" office:value-type="float" office:value="16" calcext:value-type="float">
            <text:p>16</text:p>
          </table:table-cell>
          <table:table-cell table:style-name="ce9" table:formula="of:=IF([.B7]&lt;=[.$E$1];[.E6]-[.D7];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3" table:formula="of:=[.B7]+1" office:value-type="date" office:date-value="2022-09-01" calcext:value-type="date">
            <text:p>01/09/2022</text:p>
          </table:table-cell>
          <table:table-cell table:style-name="ce9" table:formula="of:=[.C7]-[.$C$5]/([.$B$2]-1)" office:value-type="float" office:value="73.1" calcext:value-type="float">
            <text:p>73,1</text:p>
          </table:table-cell>
          <table:table-cell table:style-name="ce9" table:formula="of:=SUMIF([.$K$29:.$K$1005];[.B8];[.$J$29:.$J$1005])" office:value-type="float" office:value="0" calcext:value-type="float">
            <text:p>0</text:p>
          </table:table-cell>
          <table:table-cell table:style-name="ce9" table:formula="of:=IF([.B8]&lt;=[.$E$1];[.E7]-[.D8];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table:formula="of:=[.B8]+1" office:value-type="date" office:date-value="2022-09-02" calcext:value-type="date">
            <text:p>02/09/2022</text:p>
          </table:table-cell>
          <table:table-cell table:style-name="ce9" table:formula="of:=[.C8]-[.$C$5]/([.$B$2]-1)" office:value-type="float" office:value="68.8" calcext:value-type="float">
            <text:p>68,8</text:p>
          </table:table-cell>
          <table:table-cell table:style-name="ce9" table:formula="of:=SUMIF([.$K$29:.$K$1005];[.B9];[.$J$29:.$J$1005])" office:value-type="float" office:value="0" calcext:value-type="float">
            <text:p>0</text:p>
          </table:table-cell>
          <table:table-cell table:style-name="ce9" table:formula="of:=IF([.B9]&lt;=[.$E$1];[.E8]-[.D9];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3" table:formula="of:=[.B9]+1" office:value-type="date" office:date-value="2022-09-03" calcext:value-type="date">
            <text:p>03/09/2022</text:p>
          </table:table-cell>
          <table:table-cell table:style-name="ce9" table:formula="of:=[.C9]-[.$C$5]/([.$B$2]-1)" office:value-type="float" office:value="64.5" calcext:value-type="float">
            <text:p>64,5</text:p>
          </table:table-cell>
          <table:table-cell table:style-name="ce9" table:formula="of:=SUMIF([.$K$29:.$K$1005];[.B10];[.$J$29:.$J$1005])" office:value-type="float" office:value="0" calcext:value-type="float">
            <text:p>0</text:p>
          </table:table-cell>
          <table:table-cell table:style-name="ce9" table:formula="of:=IF([.B10]&lt;=[.$E$1];[.E9]-[.D10];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table:formula="of:=[.B10]+1" office:value-type="date" office:date-value="2022-09-04" calcext:value-type="date">
            <text:p>04/09/2022</text:p>
          </table:table-cell>
          <table:table-cell table:style-name="ce9" table:formula="of:=[.C10]-[.$C$5]/([.$B$2]-1)" office:value-type="float" office:value="60.2" calcext:value-type="float">
            <text:p>60,2</text:p>
          </table:table-cell>
          <table:table-cell table:style-name="ce9" table:formula="of:=SUMIF([.$K$29:.$K$1005];[.B11];[.$J$29:.$J$1005])" office:value-type="float" office:value="0" calcext:value-type="float">
            <text:p>0</text:p>
          </table:table-cell>
          <table:table-cell table:style-name="ce9" table:formula="of:=IF([.B11]&lt;=[.$E$1];[.E10]-[.D11];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3" table:formula="of:=[.B11]+1" office:value-type="date" office:date-value="2022-09-05" calcext:value-type="date">
            <text:p>05/09/2022</text:p>
          </table:table-cell>
          <table:table-cell table:style-name="ce9" table:formula="of:=[.C11]-[.$C$5]/([.$B$2]-1)" office:value-type="float" office:value="55.9" calcext:value-type="float">
            <text:p>55,9</text:p>
          </table:table-cell>
          <table:table-cell table:style-name="ce9" table:formula="of:=SUMIF([.$K$29:.$K$1005];[.B12];[.$J$29:.$J$1005])" office:value-type="float" office:value="0" calcext:value-type="float">
            <text:p>0</text:p>
          </table:table-cell>
          <table:table-cell table:style-name="ce9" table:formula="of:=IF([.B12]&lt;=[.$E$1];[.E11]-[.D12];)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3" table:formula="of:=[.B12]+1" office:value-type="date" office:date-value="2022-09-06" calcext:value-type="date">
            <text:p>06/09/2022</text:p>
          </table:table-cell>
          <table:table-cell table:style-name="ce9" table:formula="of:=[.C12]-[.$C$5]/([.$B$2]-1)" office:value-type="float" office:value="51.6" calcext:value-type="float">
            <text:p>51,6</text:p>
          </table:table-cell>
          <table:table-cell table:style-name="ce9" table:formula="of:=SUMIF([.$K$29:.$K$1005];[.B13];[.$J$29:.$J$1005])" office:value-type="float" office:value="5" calcext:value-type="float">
            <text:p>5</text:p>
          </table:table-cell>
          <table:table-cell table:style-name="ce9" table:formula="of:=IF([.B13]&lt;=[.$E$1];[.E12]-[.D13];)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3" table:formula="of:=[.B13]+1" office:value-type="date" office:date-value="2022-09-07" calcext:value-type="date">
            <text:p>07/09/2022</text:p>
          </table:table-cell>
          <table:table-cell table:style-name="ce9" table:formula="of:=[.C13]-[.$C$5]/([.$B$2]-1)" office:value-type="float" office:value="47.3" calcext:value-type="float">
            <text:p>47,3</text:p>
          </table:table-cell>
          <table:table-cell table:style-name="ce9" table:formula="of:=SUMIF([.$K$29:.$K$1005];[.B14];[.$J$29:.$J$1005])" office:value-type="float" office:value="8" calcext:value-type="float">
            <text:p>8</text:p>
          </table:table-cell>
          <table:table-cell table:style-name="ce9" table:formula="of:=IF([.B14]&lt;=[.$E$1];[.E13]-[.D14];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3" table:formula="of:=[.B14]+1" office:value-type="date" office:date-value="2022-09-08" calcext:value-type="date">
            <text:p>08/09/2022</text:p>
          </table:table-cell>
          <table:table-cell table:style-name="ce9" table:formula="of:=[.C14]-[.$C$5]/([.$B$2]-1)" office:value-type="float" office:value="43" calcext:value-type="float">
            <text:p>43</text:p>
          </table:table-cell>
          <table:table-cell table:style-name="ce9" table:formula="of:=SUMIF([.$K$29:.$K$1005];[.B15];[.$J$29:.$J$1005])" office:value-type="float" office:value="5" calcext:value-type="float">
            <text:p>5</text:p>
          </table:table-cell>
          <table:table-cell table:style-name="ce9" table:formula="of:=IF([.B15]&lt;=[.$E$1];[.E14]-[.D15];)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3" table:formula="of:=[.B15]+1" office:value-type="date" office:date-value="2022-09-09" calcext:value-type="date">
            <text:p>09/09/2022</text:p>
          </table:table-cell>
          <table:table-cell table:style-name="ce9" table:formula="of:=[.C15]-[.$C$5]/([.$B$2]-1)" office:value-type="float" office:value="38.7" calcext:value-type="float">
            <text:p>38,7</text:p>
          </table:table-cell>
          <table:table-cell table:style-name="ce9" table:formula="of:=SUMIF([.$K$29:.$K$1005];[.B16];[.$J$29:.$J$1005])" office:value-type="float" office:value="5" calcext:value-type="float">
            <text:p>5</text:p>
          </table:table-cell>
          <table:table-cell table:style-name="ce9" table:formula="of:=IF([.B16]&lt;=[.$E$1];[.E15]-[.D16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3" table:formula="of:=[.B16]+1" office:value-type="date" office:date-value="2022-09-10" calcext:value-type="date">
            <text:p>10/09/2022</text:p>
          </table:table-cell>
          <table:table-cell table:style-name="ce9" table:formula="of:=[.C16]-[.$C$5]/([.$B$2]-1)" office:value-type="float" office:value="34.4" calcext:value-type="float">
            <text:p>34,4</text:p>
          </table:table-cell>
          <table:table-cell table:style-name="ce9" table:formula="of:=SUMIF([.$K$29:.$K$1005];[.B17];[.$J$29:.$J$1005])" office:value-type="float" office:value="0" calcext:value-type="float">
            <text:p>0</text:p>
          </table:table-cell>
          <table:table-cell table:style-name="ce9" table:formula="of:=IF([.B17]&lt;=[.$E$1];[.E16]-[.D17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3" table:formula="of:=[.B17]+1" office:value-type="date" office:date-value="2022-09-11" calcext:value-type="date">
            <text:p>11/09/2022</text:p>
          </table:table-cell>
          <table:table-cell table:style-name="ce9" table:formula="of:=[.C17]-[.$C$5]/([.$B$2]-1)" office:value-type="float" office:value="30.1" calcext:value-type="float">
            <text:p>30,1</text:p>
          </table:table-cell>
          <table:table-cell table:style-name="ce9" table:formula="of:=SUMIF([.$K$29:.$K$1005];[.B18];[.$J$29:.$J$1005])" office:value-type="float" office:value="0" calcext:value-type="float">
            <text:p>0</text:p>
          </table:table-cell>
          <table:table-cell table:style-name="ce9" table:formula="of:=IF([.B18]&lt;=[.$E$1];[.E17]-[.D18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3" table:formula="of:=[.B18]+1" office:value-type="date" office:date-value="2022-09-12" calcext:value-type="date">
            <text:p>12/09/2022</text:p>
          </table:table-cell>
          <table:table-cell table:style-name="ce9" table:formula="of:=[.C18]-[.$C$5]/([.$B$2]-1)" office:value-type="float" office:value="25.8" calcext:value-type="float">
            <text:p>25,8</text:p>
          </table:table-cell>
          <table:table-cell table:style-name="ce9" table:formula="of:=SUMIF([.$K$29:.$K$1005];[.B19];[.$J$29:.$J$1005])" office:value-type="float" office:value="0" calcext:value-type="float">
            <text:p>0</text:p>
          </table:table-cell>
          <table:table-cell table:style-name="ce9" table:formula="of:=IF([.B19]&lt;=[.$E$1];[.E18]-[.D19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3" table:formula="of:=[.B19]+1" office:value-type="date" office:date-value="2022-09-13" calcext:value-type="date">
            <text:p>13/09/2022</text:p>
          </table:table-cell>
          <table:table-cell table:style-name="ce9" table:formula="of:=[.C19]-[.$C$5]/([.$B$2]-1)" office:value-type="float" office:value="21.5" calcext:value-type="float">
            <text:p>21,5</text:p>
          </table:table-cell>
          <table:table-cell table:style-name="ce9" table:formula="of:=SUMIF([.$K$29:.$K$1005];[.B20];[.$J$29:.$J$1005])" office:value-type="float" office:value="0" calcext:value-type="float">
            <text:p>0</text:p>
          </table:table-cell>
          <table:table-cell table:style-name="ce9" table:formula="of:=IF([.B20]&lt;=[.$E$1];[.E19]-[.D20];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3" table:formula="of:=[.B20]+1" office:value-type="date" office:date-value="2022-09-14" calcext:value-type="date">
            <text:p>14/09/2022</text:p>
          </table:table-cell>
          <table:table-cell table:style-name="ce9" table:formula="of:=[.C20]-[.$C$5]/([.$B$2]-1)" office:value-type="float" office:value="17.2" calcext:value-type="float">
            <text:p>17,2</text:p>
          </table:table-cell>
          <table:table-cell table:style-name="ce9" table:formula="of:=SUMIF([.$K$29:.$K$1005];[.B21];[.$J$29:.$J$1005])" office:value-type="float" office:value="8" calcext:value-type="float">
            <text:p>8</text:p>
          </table:table-cell>
          <table:table-cell table:style-name="ce9" table:formula="of:=IF([.B21]&lt;=[.$E$1];[.E20]-[.D21];)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table:formula="of:=[.B21]+1" office:value-type="date" office:date-value="2022-09-15" calcext:value-type="date">
            <text:p>15/09/2022</text:p>
          </table:table-cell>
          <table:table-cell table:style-name="ce9" table:formula="of:=[.C21]-[.$C$5]/([.$B$2]-1)" office:value-type="float" office:value="12.9" calcext:value-type="float">
            <text:p>12,9</text:p>
          </table:table-cell>
          <table:table-cell table:style-name="ce9" table:formula="of:=SUMIF([.$K$29:.$K$1005];[.B22];[.$J$29:.$J$1005])" office:value-type="float" office:value="16" calcext:value-type="float">
            <text:p>16</text:p>
          </table:table-cell>
          <table:table-cell table:style-name="ce9" table:formula="of:=IF([.B22]&lt;=[.$E$1];[.E21]-[.D22];)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table:formula="of:=[.B22]+1" office:value-type="date" office:date-value="2022-09-16" calcext:value-type="date">
            <text:p>16/09/2022</text:p>
          </table:table-cell>
          <table:table-cell table:style-name="ce9" table:formula="of:=[.C22]-[.$C$5]/([.$B$2]-1)" office:value-type="float" office:value="8.60000000000003" calcext:value-type="float">
            <text:p>8,60000000000003</text:p>
          </table:table-cell>
          <table:table-cell table:style-name="ce9" table:formula="of:=SUMIF([.$K$29:.$K$1005];[.B23];[.$J$29:.$J$1005])" office:value-type="float" office:value="13" calcext:value-type="float">
            <text:p>13</text:p>
          </table:table-cell>
          <table:table-cell table:style-name="ce9" table:formula="of:=IF([.B23]&lt;=[.$E$1];[.E22]-[.D23]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table:formula="of:=[.B23]+1" office:value-type="date" office:date-value="2022-09-17" calcext:value-type="date">
            <text:p>17/09/2022</text:p>
          </table:table-cell>
          <table:table-cell table:style-name="ce9" table:formula="of:=[.C23]-[.$C$5]/([.$B$2]-1)" office:value-type="float" office:value="4.30000000000003" calcext:value-type="float">
            <text:p>4,30000000000003</text:p>
          </table:table-cell>
          <table:table-cell table:style-name="ce9" table:formula="of:=SUMIF([.$K$29:.$K$1005];[.B24];[.$J$29:.$J$1005])" office:value-type="float" office:value="0" calcext:value-type="float">
            <text:p>0</text:p>
          </table:table-cell>
          <table:table-cell table:style-name="ce9" table:formula="of:=IF([.B24]&lt;=[.$E$1];[.E23]-[.D24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table:formula="of:=[.B24]+1" office:value-type="date" office:date-value="2022-09-18" calcext:value-type="date">
            <text:p>18/09/2022</text:p>
          </table:table-cell>
          <table:table-cell table:style-name="ce9" table:formula="of:=[.C24]-[.$C$5]/([.$B$2]-1)" office:value-type="float" office:value="0.00000000000003019807" calcext:value-type="float">
            <text:p>3,01980662698043E-14</text:p>
          </table:table-cell>
          <table:table-cell table:style-name="ce9" table:formula="of:=SUMIF([.$K$29:.$K$1005];[.B25];[.$J$29:.$J$1005])" office:value-type="float" office:value="0" calcext:value-type="float">
            <text:p>0</text:p>
          </table:table-cell>
          <table:table-cell table:style-name="ce9" table:formula="of:=IF([.B25]&lt;=[.$E$1];[.E24]-[.D25]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1" table:number-rows-spanned="1">
            <text:p>Tarefas</text:p>
          </table:table-cell>
          <table:covered-table-cell table:number-columns-repeated="9" table:style-name="ce14"/>
          <table:covered-table-cell table:style-name="ce20"/>
          <table:table-cell table:number-columns-repeated="1013"/>
        </table:table-row>
        <table:table-row table:style-name="ro1">
          <table:table-cell table:style-name="ce7" office:value-type="string" calcext:value-type="string" table:number-columns-spanned="7" table:number-rows-spanned="1">
            <text:p>Descrição</text:p>
          </table:table-cell>
          <table:covered-table-cell table:number-columns-repeated="5" table:style-name="ce14"/>
          <table:covered-table-cell table:style-name="ce20"/>
          <table:table-cell table:style-name="ce7" office:value-type="string" calcext:value-type="string">
            <text:p>Data de início</text:p>
          </table:table-cell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Previsão (h)</text:p>
          </table:table-cell>
          <table:table-cell table:style-name="ce7" office:value-type="string" calcext:value-type="string">
            <text:p>Data de término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Levantamento de requisitos - compreender a totalidade dos requisitos funcionais e não funcionais do produto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07" calcext:value-type="date">
            <text:p>07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28" office:value-type="string" calcext:value-type="string" table:number-columns-spanned="7" table:number-rows-spanned="1">
            <text:p>Leitura cuidadosa das 34 Soft SKills para decidir e enviar 5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date" office:date-value="2022-08-30" calcext:value-type="date">
            <text:p>30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Montar e atualizar BurnDown Chart do produto e da Sprint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4" office:value-type="string" calcext:value-type="string">
            <text:p>Jonas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09" calcext:value-type="date">
            <text:p>09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e atualizar BackLog do Produto e da Sprint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date" office:date-value="2022-09-16" calcext:value-type="date">
            <text:p>1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7" table:number-rows-spanned="1">
            <text:p>Estudo Flask - Como integrar e manipular o HTML com o framework.</text:p>
          </table:table-cell>
          <table:covered-table-cell table:number-columns-repeated="6" table:style-name="ce16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ita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14" calcext:value-type="date">
            <text:p>14/09/2022</text:p>
          </table:table-cell>
          <table:table-cell table:style-name="ce33"/>
          <table:table-cell/>
          <table:table-cell table:style-name="ce3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7" table:number-rows-spanned="1">
            <text:p>Estudo do Método Scrum (Leitura do Guia Scrum e busca de rescursos adicionais)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9-06" calcext:value-type="date">
            <text:p>0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Estudo Banco de Dados - Como integrar ao Flask e criar elementos HTML à partir do BD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Renan</text:p>
          </table:table-cell>
          <table:table-cell table:style-name="ce27" office:value-type="float" office:value="8" calcext:value-type="float">
            <text:p>8</text:p>
          </table:table-cell>
          <table:table-cell table:style-name="ce30" office:value-type="date" office:date-value="2022-09-16" calcext:value-type="date">
            <text:p>16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Pesquisa com pseudo-usuários para refinamento da interface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ean</text:p>
          </table:table-cell>
          <table:table-cell table:style-name="ce27" office:value-type="float" office:value="3" calcext:value-type="float">
            <text:p>3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6" office:value-type="string" calcext:value-type="string" table:number-columns-spanned="7" table:number-rows-spanned="1">
            <text:p>Atualização da documentação do produto no GitHub.</text:p>
          </table:table-cell>
          <table:covered-table-cell table:number-columns-repeated="5" table:style-name="ce17"/>
          <table:covered-table-cell table:style-name="ce22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7" office:value-type="float" office:value="5" calcext:value-type="float">
            <text:p>5</text:p>
          </table:table-cell>
          <table:table-cell table:style-name="ce30"/>
          <table:table-cell table:style-name="ce12"/>
          <table:table-cell table:number-columns-repeated="1012"/>
        </table:table-row>
        <table:table-row table:style-name="ro1">
          <table:table-cell table:style-name="ce37" office:value-type="string" calcext:value-type="string" table:number-columns-spanned="7" table:number-rows-spanned="1">
            <text:p>Construção da página HOME em HTML contando com todos os recursos visuais e funcionais do protótipo.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9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CONSULTAR em HTML contando com todos os recursos visuais e funcionais do protótipo. 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onstrução da página de estilos (CSS) </text:p>
          </table:table-cell>
          <table:covered-table-cell table:number-columns-repeated="6" table:style-name="ce28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lexandre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9" office:value-type="string" calcext:value-type="string" table:number-columns-spanned="7" table:number-rows-spanned="1">
            <text:p>Levantamento de informações sobre laboratórios e suas máquinas.</text:p>
          </table:table-cell>
          <table:covered-table-cell table:number-columns-repeated="5" table:style-name="ce18"/>
          <table:covered-table-cell table:style-name="ce23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Thomas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date" office:date-value="2022-09-08" calcext:value-type="date">
            <text:p>08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7" table:number-rows-spanned="1">
            <text:p>Criar Organização e Repositório da Equipe no GitHub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date" office:date-value="2022-08-31" calcext:value-type="date">
            <text:p>31/08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Criar Protótipo do produto no Figma.</text:p>
          </table:table-cell>
          <table:covered-table-cell table:number-columns-repeated="5" table:style-name="ce15"/>
          <table:covered-table-cell table:style-name="ce21"/>
          <table:table-cell table:style-name="ce24" office:value-type="date" office:date-value="2022-08-29" calcext:value-type="date">
            <text:p>8/29/2022</text:p>
          </table:table-cell>
          <table:table-cell table:style-name="ce25" office:value-type="string" calcext:value-type="string">
            <text:p>Amanda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date" office:date-value="2022-09-15" calcext:value-type="date">
            <text:p>15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37" office:value-type="string" calcext:value-type="string" table:number-columns-spanned="7" table:number-rows-spanned="1">
            <text:p>Hospedar a plataforma no Netlifly para pesquisa com usuários.</text:p>
          </table:table-cell>
          <table:covered-table-cell table:number-columns-repeated="5" table:style-name="ce15"/>
          <table:covered-table-cell table:style-name="ce21"/>
          <table:table-cell table:style-name="ce31" office:value-type="date" office:date-value="2022-09-14" calcext:value-type="date">
            <text:p>14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7" table:number-rows-spanned="1">
            <text:p>Implementar JavaScript para armazenar ordens de serviço no localStorage e montar página de consulta à partir disso.</text:p>
          </table:table-cell>
          <table:covered-table-cell table:number-columns-repeated="5" table:style-name="ce15"/>
          <table:covered-table-cell table:style-name="ce21"/>
          <table:table-cell table:style-name="ce31" office:value-type="date" office:date-value="2022-09-12" calcext:value-type="date">
            <text:p>12/09/2022</text:p>
          </table:table-cell>
          <table:table-cell table:style-name="ce25" office:value-type="string" calcext:value-type="string">
            <text:p>Jonas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date" office:date-value="2022-09-15" calcext:value-type="date">
            <text:p>15/09/2022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31"/>
          <table:table-cell table:style-name="ce25" table:number-columns-repeated="2"/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31"/>
          <table:table-cell table:style-name="ce25" table:number-columns-repeated="2"/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31"/>
          <table:table-cell table:style-name="ce25" table:number-columns-repeated="2"/>
          <table:table-cell table:style-name="ce31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>
          <table:table-cell table:style-name="ce28" table:number-columns-spanned="7" table:number-rows-spanned="1"/>
          <table:covered-table-cell table:number-columns-repeated="5" table:style-name="ce14"/>
          <table:covered-table-cell table:style-name="ce20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1" table:number-rows-repeated="940">
          <table:table-cell table:style-name="ce9"/>
          <table:table-cell table:style-name="ce13"/>
          <table:table-cell table:style-name="ce9" table:number-columns-repeated="5"/>
          <table:table-cell table:style-name="ce13"/>
          <table:table-cell table:style-name="ce58" table:number-columns-repeated="2"/>
          <table:table-cell table:style-name="ce13"/>
          <table:table-cell table:style-name="ce12"/>
          <table:table-cell table:number-columns-repeated="1012"/>
        </table:table-row>
        <table:table-row table:style-name="ro2" table:number-rows-repeated="104756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31:Sheet1.J1005 Sheet1.I32:Sheet1.I1005 Sheet1.I29:Sheet1.J30">
            <calcext:condition calcext:apply-style-name="ConditionalStyle_1" calcext:value="&gt;8" calcext:base-cell-address="Sheet1.I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5">
      <number:day/>
      <number:text>-</number:text>
      <number:month number:textual="true"/>
    </number:date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currency-style style:name="N11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currency-style style:name="N11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15">
      <number:minutes number:style="long"/>
      <number:text>:</number:text>
      <number:seconds number:style="long" number:decimal-places="1"/>
    </number:time-style>
    <number:time-style style:name="N114">
      <number:minutes number:style="long"/>
      <number:text>:</number:text>
      <number:seconds number:style="long"/>
    </number:time-style>
    <number:date-style style:name="N11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12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10">
      <number:hours/>
      <number:text>:</number:text>
      <number:minutes number:style="long"/>
      <number:text> </number:text>
      <number:am-pm/>
    </number:time-style>
    <number:date-style style:name="N109">
      <number:month number:textual="true"/>
      <number:text>-</number:text>
      <number:year/>
    </number:date-style>
    <number:date-style style:name="N108">
      <number:day/>
      <number:text>-</number:text>
      <number:month number:textual="true"/>
      <number:text>-</number:text>
      <number:year/>
    </number:date-style>
    <number:date-style style:name="N107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6T07:53:44.668817390</dc:date>
    <meta:generator>LibreOffice/7.3.5.2$Linux_X86_64 LibreOffice_project/30$Build-2</meta:generator>
    <meta:editing-duration>PT2H3M16S</meta:editing-duration>
    <meta:editing-cycles>4</meta:editing-cycles>
    <meta:document-statistic meta:table-count="1" meta:cell-count="204" meta:object-count="1"/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3f3f3"/>
    </style:style>
    <style:style style:name="ch2" style:family="chart">
      <style:chart-properties chart:auto-position="true" style:rotation-angle="0"/>
      <style:text-properties fo:color="#757575" style:text-position="0% 100%" fo:font-family="Arial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svg:stroke-width="0.018cm" svg:stroke-color="#b7b7b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515cm" svg:height="9.816cm" xlink:href=".." xlink:type="simple" chart:class="chart:line" chart:style-name="ch1">
        <chart:title svg:x="6.381cm" svg:y="0.331cm" chart:style-name="ch2">
          <text:p>Burndown Chart</text:p>
        </chart:title>
        <chart:legend chart:legend-position="end" svg:x="14.927cm" svg:y="4.36cm" style:legend-expansion="high" chart:style-name="ch3"/>
        <chart:plot-area chart:style-name="ch4" table:cell-range-address="Sheet1.A6:Sheet1.A25 Sheet1.C4:Sheet1.C25 Sheet1.E4:Sheet1.E25" chart:data-source-has-labels="both" svg:x="1.41cm" svg:y="1.624cm" svg:width="13.167cm" svg:height="6.966cm">
          <chart:coordinate-region svg:x="2.067cm" svg:y="1.823cm" svg:width="12.51cm" svg:height="6.27cm"/>
          <chart:axis chart:dimension="x" chart:name="primary-x" chart:style-name="ch5" chartooo:axis-type="auto">
            <chartooo:date-scale/>
            <chart:title svg:x="7.677cm" svg:y="8.787cm" chart:style-name="ch6">
              <text:p>Dia</text:p>
            </chart:title>
            <chart:categories table:cell-range-address="Sheet1.A6:Sheet1.A25"/>
          </chart:axis>
          <chart:axis chart:dimension="y" chart:name="primary-y" chart:style-name="ch7">
            <chart:title svg:x="0.451cm" svg:y="5.621cm" chart:style-name="ch8">
              <text:p>Horas</text:p>
            </chart:title>
            <chart:grid chart:style-name="ch9" chart:class="major"/>
          </chart:axis>
          <chart:series chart:style-name="ch10" chart:values-cell-range-address="Sheet1.C5:Sheet1.C25" chart:label-cell-address="Sheet1.C4:Sheet1.C4" chart:class="chart:line">
            <chart:data-point chart:repeated="21"/>
          </chart:series>
          <chart:series chart:style-name="ch11" chart:values-cell-range-address="Sheet1.E5:Sheet1.E25" chart:label-cell-address="Sheet1.E4:Sheet1.E4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(h)</text:p>
                <draw:g>
                  <svg:desc>Sheet1.C4:Sheet1.C4</svg:desc>
                </draw:g>
              </table:table-cell>
              <table:table-cell office:value-type="string">
                <text:p>Real (h)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6:Sheet1.A25</svg:desc>
                </draw:g>
              </table:table-cell>
              <table:table-cell office:value-type="float" office:value="86">
                <text:p>86</text:p>
                <draw:g>
                  <svg:desc>Sheet1.C5:Sheet1.C25</svg:desc>
                </draw:g>
              </table:table-cell>
              <table:table-cell office:value-type="float" office:value="86">
                <text:p>86</text:p>
                <draw:g>
                  <svg:desc>Sheet1.E5:Sheet1.E25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1.7">
                <text:p>81.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.4">
                <text:p>77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.1">
                <text:p>73.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8.8">
                <text:p>68.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4.5">
                <text:p>64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0.2">
                <text:p>60.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5.9">
                <text:p>55.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6">
                <text:p>51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.3">
                <text:p>47.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.7">
                <text:p>38.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.4">
                <text:p>34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.1">
                <text:p>30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.8">
                <text:p>25.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.5">
                <text:p>21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2">
                <text:p>17.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.9">
                <text:p>12.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60000000000003">
                <text:p>8.600000000000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30000000000003">
                <text:p>4.3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00000000003019807">
                <text:p>0.000000000000030198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